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Caption" style:family="paragraph">
      <style:paragraph-properties fo:text-align="center"/>
    </style:style>
    <style:style style:name="P3" style:parent-style-name="Caption" style:family="paragraph">
      <style:paragraph-properties fo:text-align="center"/>
    </style:style>
    <style:style style:name="P4" style:parent-style-name="Caption" style:family="paragraph">
      <style:paragraph-properties fo:text-align="center"/>
    </style:style>
    <style:style style:name="P5" style:parent-style-name="Caption" style:family="paragraph">
      <style:paragraph-properties fo:text-align="center"/>
    </style:style>
    <style:style style:name="P6" style:parent-style-name="Caption" style:family="paragraph">
      <style:paragraph-properties fo:text-align="center"/>
    </style:style>
    <style:style style:name="P7" style:parent-style-name="Caption" style:family="paragraph">
      <style:paragraph-properties fo:text-align="center"/>
    </style:style>
    <style:style style:name="P8" style:parent-style-name="Caption" style:family="paragraph">
      <style:paragraph-properties fo:text-align="center"/>
    </style:style>
    <style:style style:name="P9" style:parent-style-name="Caption" style:family="paragraph">
      <style:paragraph-properties fo:text-align="center"/>
    </style:style>
    <style:style style:name="P10" style:parent-style-name="Caption" style:family="paragraph">
      <style:paragraph-properties fo:text-align="center"/>
    </style:style>
    <style:style style:name="P11" style:parent-style-name="Caption" style:family="paragraph">
      <style:paragraph-properties fo:text-align="center"/>
    </style:style>
    <style:style style:name="P12" style:parent-style-name="Caption" style:family="paragraph">
      <style:paragraph-properties fo:text-align="center"/>
    </style:style>
    <style:style style:name="P13" style:parent-style-name="Caption" style:family="paragraph">
      <style:paragraph-properties fo:text-align="center"/>
    </style:style>
    <style:style style:name="P14" style:parent-style-name="Caption" style:family="paragraph">
      <style:paragraph-properties fo:text-align="center"/>
    </style:style>
    <style:style style:name="P15" style:parent-style-name="Caption" style:family="paragraph">
      <style:paragraph-properties fo:text-align="center"/>
    </style:style>
    <style:style style:name="P16" style:parent-style-name="Caption" style:family="paragraph">
      <style:paragraph-properties fo:text-align="center"/>
    </style:style>
    <style:style style:name="P17" style:parent-style-name="Caption" style:family="paragraph">
      <style:paragraph-properties fo:text-align="center"/>
    </style:style>
    <style:style style:name="P18" style:parent-style-name="Caption" style:family="paragraph">
      <style:paragraph-properties fo:text-align="center"/>
    </style:style>
    <style:style style:family="graphic" style:name="a6"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5" draw:id="id0" draw:style-name="a0" draw:name="Frame6" text:anchor-type="paragraph" svg:x="8.68611in" svg:y="8.07153in" svg:width="2.6in" svg:height="1.77153in" style:rel-width="scale" style:rel-height="scale"><draw:text-box><text:p text:style-name="P2">Act/Standardize</text:p><text:p text:style-name="P3">Continue gathering the user’s response and critiques that could make the app better. Keep updating the app so its up to date with its operating system.<text:s/></text:p></draw:text-box><svg:title/><svg:desc/></draw:frame><draw:frame draw:z-index="4" draw:id="id1" draw:style-name="a1" draw:name="Frame5" text:anchor-type="paragraph" svg:x="8.55417in" svg:y="5.62431in" svg:width="2.88542in" svg:height="1.65764in" style:rel-width="scale" style:rel-height="scale"><draw:text-box><text:p text:style-name="P4">Check/Evaluate</text:p><text:p text:style-name="Caption"><text:s/>Make sure the design is user<text:s/>friendly. Test the payment method (crucial part) and do a market testing to make sure that it all runs smoothly and that the location services in which the food will be delivered are precise.<text:s/></text:p><text:p text:style-name="Framecontents"><text:s/></text:p></draw:text-box><svg:title/><svg:desc/></draw:frame><draw:frame draw:z-index="2" draw:id="id2" draw:style-name="a2" draw:name="Frame3" text:anchor-type="paragraph" svg:x="1.45417in" svg:y="7.67708in" svg:width="2.54167in" svg:height="2.40764in" style:rel-width="scale" style:rel-height="scale"><draw:text-box><text:p text:style-name="P5">Causes</text:p><text:p text:style-name="P6">By talking to some of the students in the university this is a problem which a lot of them endure, since normally there are long lines at the cafeteria and normally there is a 10-15 min gap between classes which leaves no room to go and buy something. Because of this some students would rather go hungry than be late for their classes</text:p><text:p text:style-name="Framecontents"/></draw:text-box><svg:title/><svg:desc/></draw:frame><draw:frame draw:z-index="251659264" draw:id="id3" draw:style-name="a3" draw:name="Frame2" text:anchor-type="paragraph" svg:x="1.4875in" svg:y="5.5375in" svg:width="2.56667in" svg:height="1.42431in" style:rel-width="scale" style:rel-height="scale"><draw:text-box><text:p text:style-name="P7">Target</text:p><text:p text:style-name="P8">Every person at the university gets to have their food on time instead of waiting in line at the cafeteria or to wait until the class or reunion is over.<text:s/></text:p><text:p text:style-name="Framecontents"/></draw:text-box><svg:title/><svg:desc/></draw:frame><draw:frame draw:z-index="3" draw:id="id4" draw:style-name="a4" draw:name="Frame4" text:anchor-type="paragraph" svg:x="1.42917in" svg:y="3.6875in" svg:width="10.14167in" svg:height="1.34167in" style:rel-width="scale" style:rel-height="scale"><draw:text-box><text:p text:style-name="P9">Countermeasures</text:p><text:p text:style-name="Caption">By creating an app (iOS or<text:s/>android) this problem would be solved. The app will have a service fee which will be used to pay the person that delivers the food, this is also an advantage for those students who want or need an extra income. It will also be user friendly, with different<text:s/>mockups assuring that everyone is able to use it.<text:s/></text:p><text:p text:style-name="Framecontents"/></draw:text-box><svg:title/><svg:desc/></draw:frame><draw:frame draw:z-index="251658240" draw:id="id5" draw:style-name="a5" draw:name="Frame1" text:anchor-type="paragraph" svg:x="1.4375in" svg:y="1.99583in" svg:width="10.075in" svg:height="1.44167in" style:rel-width="scale" style:rel-height="scale"><draw:text-box><text:p text:style-name="P10">Problem Background</text:p><text:p text:style-name="Caption"/><text:p text:style-name="Caption">Normally students have the problem of not having enough time to eat between classes or exams to go get something to eat at the cafeteria or they simply do not want to walk to the cafeteria. Well, this app would solve that problem because you could make the order ahead of time so that their food can be delivered, and the student/professor can still be on time and with a full belly.<text:s/></text:p><text:p text:style-name="Framecontents"/></draw:text-box><svg:title/><svg:desc/></draw:frame><draw:frame draw:z-index="8" draw:id="id6" draw:style-name="a6" draw:name="Frame9" text:anchor-type="paragraph" svg:x="10.54583in" svg:y="0in" svg:width="1.35764in" svg:height="1.19167in" style:rel-width="scale" style:rel-height="scale"><draw:text-box><text:p text:style-name="Framecontents"/><text:p text:style-name="P11">Date</text:p><text:p text:style-name="P12">01/19/2021</text:p></draw:text-box><svg:title/><svg:desc/></draw:frame><draw:frame draw:z-index="7" draw:id="id7" draw:style-name="a7" draw:name="Frame8" text:anchor-type="paragraph" svg:x="5.27917in" svg:y="0.0875in" svg:width="1.63264in" svg:height="1.11667in" style:rel-width="scale" style:rel-height="scale"><draw:text-box><text:p text:style-name="Framecontents"/><text:p text:style-name="P13">Author</text:p><text:p text:style-name="P14"/><text:p text:style-name="P15">Genesis M. Torres</text:p></draw:text-box><svg:title/><svg:desc/></draw:frame><draw:frame draw:z-index="6" draw:id="id8" draw:style-name="a8" draw:name="Frame7" text:anchor-type="paragraph" svg:x="0.0375in" svg:y="0.05417in" svg:width="2.45764in" svg:height="0.19514in" style:rel-width="scale" style:rel-height="scale"><draw:text-box><text:p text:style-name="Framecontents"/><text:p text:style-name="P16">Topic</text:p><text:p text:style-name="P17"/><text:p text:style-name="P18">A3: Colegio EATS</text:p></draw:text-box><svg:title/><svg:desc/></draw:fram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 style:display-name="Text" style:family="paragraph" style:parent-style-name="Caption">
      <style:text-properties fo:hyphenate="false"/>
    </style:style>
    <style:style style:name="Framecontents" style:display-name="Frame contents"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6.5354in" fo:page-height="11.69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ko Schütz-Schmuck</meta:initial-creator>
    <dc:creator>Genesis Torres</dc:creator>
    <meta:creation-date>2021-04-06T22:24:00Z</meta:creation-date>
    <dc:date>2021-04-06T22:24:00Z</dc:date>
    <meta:template xlink:href="Normal.dotm" xlink:type="simple"/>
    <meta:editing-cycles>2</meta:editing-cycles>
    <meta:editing-duration>PT240S</meta:editing-duration>
    <meta:document-statistic meta:page-count="1" meta:paragraph-count="1" meta:word-count="1" meta:character-count="10" meta:row-count="1" meta:non-whitespace-character-count="10"/>
  </office:meta>
</office:document-meta>
</file>